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15a" officeooo:paragraph-rsid="0014615a"/>
    </style:style>
    <style:style style:name="P2" style:family="paragraph" style:parent-style-name="Standard">
      <style:text-properties fo:color="#999999"/>
    </style:style>
    <style:style style:name="P3" style:family="paragraph" style:parent-style-name="Standard">
      <style:text-properties fo:color="#ed1c24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ed1c24" fo:font-size="12pt" fo:font-weight="bold" officeooo:paragraph-rsid="0014615a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808080"/>
    </style:style>
    <style:style style:name="P6" style:family="paragraph" style:parent-style-name="Standard">
      <style:text-properties officeooo:paragraph-rsid="0014615a"/>
    </style:style>
    <style:style style:name="P7" style:family="paragraph" style:parent-style-name="Standard">
      <style:text-properties fo:color="#666666"/>
    </style:style>
    <style:style style:name="P8" style:family="paragraph" style:parent-style-name="Standard">
      <style:text-properties fo:color="#666666" officeooo:paragraph-rsid="0014615a"/>
    </style:style>
    <style:style style:name="P9" style:family="paragraph" style:parent-style-name="Standard">
      <style:text-properties officeooo:paragraph-rsid="0014bf48"/>
    </style:style>
    <style:style style:name="T1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2" style:family="text">
      <style:text-properties officeooo:rsid="0014615a"/>
    </style:style>
    <style:style style:name="T3" style:family="text">
      <style:text-properties fo:color="#ed1c24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color="#808080"/>
    </style:style>
    <style:style style:name="T6" style:family="text">
      <style:text-properties officeooo:rsid="0014bf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.</text:span><text:span text:style-name="T3">给定 csv </text:span><text:span text:style-name="T1">⽂件，转换成对象结构(并提供测试⽤例)</text:span></text:p>
      <text:p text:style-name="P2">/** </text:p>
      <text:p text:style-name="P2">* interface Person {</text:p>
      <text:p text:style-name="P2">* name: string;</text:p>
      <text:p text:style-name="P2">* age: number;</text:p>
      <text:p text:style-name="P2">* parent: Person[];</text:p>
      <text:p text:style-name="P2">* children: Person[];</text:p>
      <text:p text:style-name="P2">* <text:span text:style-name="T2">}</text:span></text:p>
      <text:p text:style-name="P2">*/</text:p>
      <text:p text:style-name="Standard">function parseCsv(str) {</text:p>
      <text:p text:style-name="Standard"><text:tab/>const rowArr = str.trim().split("\n");</text:p>
      <text:p text:style-name="Standard"><text:tab/>const data = [];</text:p>
      <text:p text:style-name="Standard"><text:tab/>if (rowArr.length &gt; 0) {</text:p>
      <text:p text:style-name="Standard"><text:tab/><text:tab/>const headers = rowArr.shift().split(",");</text:p>
      <text:p text:style-name="Standard"><text:tab/><text:tab/>rowArr.forEach((item) =&gt; {</text:p>
      <text:p text:style-name="Standard"><text:tab/><text:tab/><text:tab/>const obj = {};</text:p>
      <text:p text:style-name="Standard"><text:tab/><text:tab/><text:tab/>obj.parent = [];</text:p>
      <text:p text:style-name="Standard"><text:tab/><text:tab/><text:tab/>obj.children = [];</text:p>
      <text:p text:style-name="Standard"><text:tab/><text:tab/><text:tab/>const temp = item.split(",");</text:p>
      <text:p text:style-name="Standard"><text:tab/><text:tab/><text:tab/>for(let j = 0; j &lt; temp.length; j++){</text:p>
      <text:p text:style-name="Standard"><text:tab/><text:tab/><text:tab/><text:tab/>if(headers[j] === 'parent') {</text:p>
      <text:p text:style-name="Standard"><text:tab/><text:tab/><text:tab/><text:tab/><text:tab/>temp[j] &amp;&amp; obj.parent.push(temp[j]);</text:p>
      <text:p text:style-name="Standard"><text:tab/><text:tab/><text:tab/><text:tab/>} else {</text:p>
      <text:p text:style-name="Standard"><text:tab/><text:tab/><text:tab/><text:tab/><text:tab/>obj[headers[j]] = temp[j];</text:p>
      <text:p text:style-name="Standard"><text:tab/><text:tab/><text:tab/><text:tab/>}</text:p>
      <text:p text:style-name="Standard"><text:tab/><text:tab/><text:tab/>}</text:p>
      <text:p text:style-name="Standard"><text:tab/><text:tab/><text:tab/>data.push(obj);</text:p>
      <text:p text:style-name="Standard"><text:tab/><text:tab/>})</text:p>
      <text:p text:style-name="Standard"><text:tab/>}</text:p>
      <text:p text:style-name="Standard"><text:tab/>const len = data.length;</text:p>
      <text:p text:style-name="Standard"><text:tab/>for(let i = 0; i &lt; len; i ++) {</text:p>
      <text:p text:style-name="Standard"><text:tab/><text:tab/>for(let j = 0; j &lt; len; j ++) {</text:p>
      <text:p text:style-name="Standard"><text:tab/><text:tab/><text:tab/>if(data[i].parent.includes(data[j].name) &amp;&amp; !data[j].children.includes(data[i].name)) {</text:p>
      <text:p text:style-name="Standard"><text:tab/><text:tab/><text:tab/><text:tab/>data[j].children.push(data[i].name)</text:p>
      <text:p text:style-name="Standard"><text:tab/><text:tab/><text:tab/>}</text:p>
      <text:p text:style-name="Standard"><text:tab/><text:tab/><text:tab/>if(data[i].children.includes(data[j].name) &amp;&amp; !data[j].parent.includes(data[i].name)) {</text:p>
      <text:p text:style-name="Standard"><text:tab/><text:tab/><text:tab/><text:tab/>data[j].parent.push(data[i].name)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return data;</text:p>
      <text:p text:style-name="Standard">}</text:p>
      <text:p text:style-name="Standard"/>
      <text:p text:style-name="P2">//测试</text:p>
      <text:p text:style-name="Standard">const csv = `</text:p>
      <text:p text:style-name="Standard">name,age,parent</text:p>
      <text:p text:style-name="Standard">Bob,30,David</text:p>
      <text:p text:style-name="Standard">David,60,</text:p>
      <text:p text:style-name="Standard">Anna,10,Bob</text:p>
      <text:p text:style-name="Standard">`;</text:p>
      <text:p text:style-name="Standard">console.log(parseCsv(csv))</text:p>
      <text:p text:style-name="Standard"/>
      <text:p text:style-name="P3"><text:soft-page-break/><text:span text:style-name="T2">2. </text:span>请实现find函数，使下列的代码调⽤正确。</text:p>
      <text:p text:style-name="P5">约定：</text:p>
      <text:p text:style-name="P5">title数据类型为String</text:p>
      <text:p text:style-name="P5">userId为主键，数据类型为Number</text:p>
      <text:p text:style-name="Standard"/>
      <text:p text:style-name="Standard">var find = function (origin) {</text:p>
      <text:p text:style-name="Standard"><text:tab/>if (!Array.isArray(origin)) {</text:p>
      <text:p text:style-name="Standard"><text:tab/><text:tab/>return null</text:p>
      <text:p text:style-name="Standard"><text:tab/>}</text:p>
      <text:p text:style-name="Standard"><text:tab/>this.data = origin;</text:p>
      <text:p text:style-name="Standard"><text:tab/>this.where = function (rule) {</text:p>
      <text:p text:style-name="Standard"><text:tab/><text:tab/>for (let p in rule) {</text:p>
      <text:p text:style-name="Standard"><text:tab/><text:tab/><text:tab/>this.data = this.data.filter(function (item) {</text:p>
      <text:p text:style-name="Standard"><text:tab/><text:tab/><text:tab/><text:tab/>return item[p] &amp;&amp; item[p].match(rule[p])</text:p>
      <text:p text:style-name="Standard"><text:tab/><text:tab/><text:tab/>})</text:p>
      <text:p text:style-name="Standard"><text:tab/><text:tab/>}</text:p>
      <text:p text:style-name="Standard"><text:tab/><text:tab/>return this</text:p>
      <text:p text:style-name="Standard"><text:tab/>};</text:p>
      <text:p text:style-name="Standard"><text:tab/>this.orderBy = function (key, method) {</text:p>
      <text:p text:style-name="Standard"><text:tab/><text:tab/>if (method == "desc") {</text:p>
      <text:p text:style-name="Standard"><text:tab/><text:tab/><text:tab/>return this.data.sort(function (a, b) {</text:p>
      <text:p text:style-name="Standard"><text:tab/><text:tab/><text:tab/><text:tab/>return b[key] - a[key];</text:p>
      <text:p text:style-name="Standard"><text:tab/><text:tab/><text:tab/>});</text:p>
      <text:p text:style-name="Standard"><text:tab/><text:tab/>} else {</text:p>
      <text:p text:style-name="Standard"><text:tab/><text:tab/><text:tab/>return this.data.sort(function (a, b) {</text:p>
      <text:p text:style-name="Standard"><text:tab/><text:tab/><text:tab/><text:tab/>return a[key] - b[key];</text:p>
      <text:p text:style-name="Standard"><text:tab/><text:tab/><text:tab/>});</text:p>
      <text:p text:style-name="Standard"><text:tab/><text:tab/>}</text:p>
      <text:p text:style-name="Standard"><text:tab/>};</text:p>
      <text:p text:style-name="Standard"><text:tab/>return this;</text:p>
      <text:p text:style-name="Standard">}</text:p>
      <text:p text:style-name="P5">// 查找 data 中，符合条件的数据，并进⾏排序</text:p>
      <text:p text:style-name="Standard">var result = find(data).where({ 'title': /\d$/ }).orderBy('userId', 'desc');</text:p>
      <text:p text:style-name="Standard"/>
      <text:p text:style-name="P5">// 测试</text:p>
      <text:p text:style-name="P6">var data = [</text:p>
      <text:p text:style-name="P6">{ userId: 8, title: 'title1' },</text:p>
      <text:p text:style-name="P6">{ userId: 11, title: 'other' },</text:p>
      <text:p text:style-name="P6">{ userId: 15, title: null },</text:p>
      <text:p text:style-name="P6">{ userId: 19, title: 'title2' }</text:p>
      <text:p text:style-name="P6">];</text:p>
      <text:p text:style-name="Standard">console.log(result); <text:span text:style-name="T5">// [{ userId: 19, title: 'title2'}, { userId: 8,title: 'title1' }]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2">3. </text:span>实现⼀个前端缓存模块，主要⽤于缓存 xhr 返回的结果，避免多余的⽹络请求浪费</text:p>
      <text:p text:style-name="P8">要求：</text:p>
      <text:p text:style-name="P7">⽣命周期为⼀次⻚⾯打开</text:p>
      <text:p text:style-name="P7">如果有相同的请求同时并⾏发起，要求其中⼀个能挂起并且等待另外⼀个请求返回并读取该缓存</text:p>
      <text:p text:style-name="P7"/>
      <text:p text:style-name="P7">【思路：使用sessionStorage存储dataCatch<text:span text:style-name="T2">，</text:span>dataCatch存储结构如下：</text:p>
      <text:p text:style-name="P7">dataCatch: {</text:p>
      <text:p text:style-name="P7"><text:tab/>'url': {</text:p>
      <text:p text:style-name="P7"><text:tab/><text:tab/>data: data,</text:p>
      <text:p text:style-name="P7"><text:tab/><text:tab/>status: 'pedding' || 'success' || 'fail',</text:p>
      <text:p text:style-name="P7"><text:tab/><text:tab/>successCbs: [],</text:p>
      <text:p text:style-name="P7"><text:tab/><text:tab/>failCbs: []</text:p>
      <text:p text:style-name="P7"><text:tab/>}</text:p>
      <text:p text:style-name="P7">}</text:p>
      <text:p text:style-name="P7">其中fail状态或者没有该url请求对象，则发起请求<text:span text:style-name="T2">，</text:span>pedding状态缓存回调函数，在请求结果成功或者失败时调用<text:span text:style-name="T2">，</text:span>success状态至今返回存储的结果】</text:p>
      <text:p text:style-name="Standard"/>
      <text:p text:style-name="Standard">function cacheRequest(url, successCb, failCb) {</text:p>
      <text:p text:style-name="Standard"><text:tab/>let dataCatch = JSON.parse(sessionStorage.getItem('dataCatch')) ||{};</text:p>
      <text:p text:style-name="Standard"><text:tab/>const current = dataCatch[url]</text:p>
      <text:p text:style-name="Standard"><text:tab/>if(!current || current.status === 'fail') {</text:p>
      <text:p text:style-name="Standard"><text:tab/><text:tab/>dataCatch[url] = {</text:p>
      <text:p text:style-name="Standard"><text:tab/><text:tab/><text:tab/>data: null,</text:p>
      <text:p text:style-name="Standard"><text:tab/><text:tab/><text:tab/>status: 'pedding',</text:p>
      <text:p text:style-name="Standard"><text:tab/><text:tab/><text:tab/>successCbs: [],</text:p>
      <text:p text:style-name="Standard"><text:tab/><text:tab/><text:tab/>failCbs: []</text:p>
      <text:p text:style-name="Standard"><text:tab/><text:tab/>}</text:p>
      <text:p text:style-name="P9"><text:tab/><text:tab/><text:span text:style-name="T6">fetch</text:span>(url<text:span text:style-name="T6">)</text:span></text:p>
      <text:p text:style-name="P9"><text:tab/><text:tab/>.<text:span text:style-name="T6">then(res =&gt; {</text:span></text:p>
      <text:p text:style-name="P9"><text:tab/><text:tab/><text:tab/>dataCatch[url].data = res;</text:p>
      <text:p text:style-name="P9"><text:tab/><text:tab/><text:tab/>dataCatch[url].status = 'success'</text:p>
      <text:p text:style-name="P9"><text:tab/><text:tab/><text:tab/>successCb(res)</text:p>
      <text:p text:style-name="P9"><text:tab/><text:tab/><text:tab/>while(dataCatch[url].successCbs.length) {dataCatch[url].successCbs.shift()(res) }</text:p>
      <text:p text:style-name="P9"><text:tab/><text:tab/><text:tab/>dataCatch[url].failCbs = []</text:p>
      <text:p text:style-name="P9"><text:span text:style-name="T6"><text:tab/><text:tab/>})</text:span></text:p>
      <text:p text:style-name="P9"><text:tab/><text:tab/>.<text:span text:style-name="T6">catch(err =&gt; {</text:span></text:p>
      <text:p text:style-name="P9"><text:tab/><text:tab/><text:tab/>dataCatch[url].status = 'fail'</text:p>
      <text:p text:style-name="P9"><text:tab/><text:tab/><text:tab/>failCb(err)</text:p>
      <text:p text:style-name="P9"><text:tab/><text:tab/><text:tab/>while(dataCatch[url].failCbs.length) {dataCatch[url].failCbs.shift()(err) }</text:p>
      <text:p text:style-name="P9"><text:tab/><text:tab/><text:tab/>dataCatch[url].successCbs = []</text:p>
      <text:p text:style-name="P9"><text:span text:style-name="T6"><text:tab/><text:tab/>})</text:span></text:p>
      <text:p text:style-name="Standard"><text:tab/><text:tab/>.finally(() =&gt; {</text:p>
      <text:p text:style-name="Standard"><text:tab/><text:tab/><text:tab/>sessionStorage.setItem('dataCatch', JSON.stringify(dataCatch))</text:p>
      <text:p text:style-name="Standard"><text:tab/><text:tab/>})</text:p>
      <text:p text:style-name="Standard"><text:tab/>}</text:p>
      <text:p text:style-name="Standard"><text:tab/>if(current.status === 'pedding') {</text:p>
      <text:p text:style-name="Standard"><text:tab/><text:tab/>dataCatch[url].successCbs.push(successCb)</text:p>
      <text:p text:style-name="Standard"><text:tab/><text:tab/>dataCatch[url].failCbs.push(failCb)</text:p>
      <text:p text:style-name="Standard"><text:tab/><text:tab/>return</text:p>
      <text:p text:style-name="Standard"><text:tab/>}</text:p>
      <text:p text:style-name="P9"><text:tab/>return <text:span text:style-name="T6">Promise.resolve().then(() =&gt; {successCb(current.data)})</text:span></text:p>
      <text:p text:style-name="Standard"><text:soft-pag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1:41:00.579115781</meta:creation-date>
    <dc:date>2021-04-16T11:57:31.885060921</dc:date>
    <meta:editing-duration>PT4M31S</meta:editing-duration>
    <meta:editing-cycles>1</meta:editing-cycles>
    <meta:document-statistic meta:table-count="0" meta:image-count="0" meta:object-count="0" meta:page-count="4" meta:paragraph-count="139" meta:word-count="623" meta:character-count="3253" meta:non-whitespace-character-count="2787"/>
    <meta:generator>LibreOffice/6.0.7.3$Linux_X86_64 LibreOffice_project/00m0$Build-3</meta:generator>
  </office:meta>
</office:document-meta>
</file>